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99">
      <number:boolean/>
    </number:boolean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9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116"/>
    <style:style style:name="ce10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[.B$31]*[.$B$53]" style:apply-style-name="Post_20_100_25_" style:base-cell-address="Feuille1.B56"/>
      <style:map style:condition="cell-content()&gt;[.B$30]*[.$B$53]" style:apply-style-name="Post_20_10_25_" style:base-cell-address="Feuille1.B56"/>
      <style:map style:condition="cell-content()&gt;[.B$29]*[.$B$53]" style:apply-style-name="Post_20_1_25_" style:base-cell-address="Feuille1.B56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 style:data-style-name="N99"/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"/>
    <style:style style:name="ce20" style:family="table-cell" style:parent-style-name="Default" style:data-style-name="N130"/>
    <style:style style:name="ce21" style:family="table-cell" style:parent-style-name="Default" style:data-style-name="N106"/>
  </office:automatic-styles>
  <office:body>
    <office:spreadsheet>
      <table:calculation-settings table:automatic-find-labels="false"/>
      <table:content-validations>
        <table:content-validation table:name="val1" table:base-cell-address="Feuille1.B6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F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icit header</text:p>
          </table:table-cell>
          <table:table-cell table:style-name="ce6" office:value-type="boolean" office:boolean-value="true" calcext:value-type="boolean">
            <text:p>VRAI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ow DR optimize</text:p>
          </table:table-cell>
          <table:table-cell table:style-name="ce6" office:value-type="boolean" office:boolean-value="false" calcext:value-type="boolean">
            <text:p>FAUX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oding rate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reamble symbols</text:p>
          </table:table-cell>
          <table:table-cell office:value-type="float" office:value="8" calcext:value-type="float">
            <text:p>8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bandwidth</text:p>
          </table:table-cell>
          <table:table-cell table:style-name="ce7" table:content-validation-name="val1" office:value-type="float" office:value="125" calcext:value-type="float">
            <text:p>125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sym (ms)</text:p>
          </table:table-cell>
          <table:table-cell table:formula="of:=2^[.B1]/([.$B$6])" office:value-type="float" office:value="1.024" calcext:value-type="float">
            <text:p>1,024</text:p>
          </table:table-cell>
          <table:table-cell table:formula="of:=2^[.C1]/([.$B$6])" office:value-type="float" office:value="2.048" calcext:value-type="float">
            <text:p>2,048</text:p>
          </table:table-cell>
          <table:table-cell table:formula="of:=2^[.D1]/([.$B$6])" office:value-type="float" office:value="4.096" calcext:value-type="float">
            <text:p>4,096</text:p>
          </table:table-cell>
          <table:table-cell table:formula="of:=2^[.E1]/([.$B$6])" office:value-type="float" office:value="8.192" calcext:value-type="float">
            <text:p>8,192</text:p>
          </table:table-cell>
          <table:table-cell table:formula="of:=2^[.F1]/([.$B$6])" office:value-type="float" office:value="16.384" calcext:value-type="float">
            <text:p>16,384</text:p>
          </table:table-cell>
          <table:table-cell table:formula="of:=2^[.G1]/([.$B$6])" office:value-type="float" office:value="32.768" calcext:value-type="float">
            <text:p>32,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reamble (ms)</text:p>
          </table:table-cell>
          <table:table-cell table:formula="of:=([.$B$5]+4.25)*[.B8]" office:value-type="float" office:value="12.544" calcext:value-type="float">
            <text:p>12,544</text:p>
          </table:table-cell>
          <table:table-cell table:formula="of:=([.$B$5]+4.25)*[.C8]" office:value-type="float" office:value="25.088" calcext:value-type="float">
            <text:p>25,088</text:p>
          </table:table-cell>
          <table:table-cell table:formula="of:=([.$B$5]+4.25)*[.D8]" office:value-type="float" office:value="50.176" calcext:value-type="float">
            <text:p>50,176</text:p>
          </table:table-cell>
          <table:table-cell table:formula="of:=([.$B$5]+4.25)*[.E8]" office:value-type="float" office:value="100.352" calcext:value-type="float">
            <text:p>100,352</text:p>
          </table:table-cell>
          <table:table-cell table:formula="of:=([.$B$5]+4.25)*[.F8]" office:value-type="float" office:value="200.704" calcext:value-type="float">
            <text:p>200,704</text:p>
          </table:table-cell>
          <table:table-cell table:formula="of:=([.$B$5]+4.25)*[.G8]" office:value-type="float" office:value="401.408" calcext:value-type="float">
            <text:p>401,40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orawan</text:p>
          </table:table-cell>
          <table:table-cell table:style-name="ce6" office:value-type="boolean" office:boolean-value="false" calcext:value-type="boolean">
            <text:p>FAUX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ayload (bytes)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yload symbols</text:p>
          </table:table-cell>
          <table:table-cell table:formula="of:=8+(MAX(CEILING((8*([.$B$11]*13+[.$B$12])-4*[.B1]+28+16-20*(1-[.$B$2]))/(4*([.B1]-2*[.$B$3])))*([.$B$4]);0))" office:value-type="float" office:value="13" calcext:value-type="float">
            <text:p>13</text:p>
          </table:table-cell>
          <table:table-cell table:formula="of:=8+(MAX(CEILING((8*([.$B$11]*13+[.$B$12])-4*[.C1]+28+16-20*(1-[.$B$2]))/(4*([.C1]-2*[.$B$3])))*([.$B$4]);0))" office:value-type="float" office:value="13" calcext:value-type="float">
            <text:p>13</text:p>
          </table:table-cell>
          <table:table-cell table:formula="of:=8+(MAX(CEILING((8*([.$B$11]*13+[.$B$12])-4*[.D1]+28+16-20*(1-[.$B$2]))/(4*([.D1]-2*[.$B$3])))*([.$B$4]);0))" office:value-type="float" office:value="13" calcext:value-type="float">
            <text:p>13</text:p>
          </table:table-cell>
          <table:table-cell table:formula="of:=8+(MAX(CEILING((8*([.$B$11]*13+[.$B$12])-4*[.E1]+28+16-20*(1-[.$B$2]))/(4*([.E1]-2*[.$B$3])))*([.$B$4]);0))" office:value-type="float" office:value="13" calcext:value-type="float">
            <text:p>13</text:p>
          </table:table-cell>
          <table:table-cell table:formula="of:=8+(MAX(CEILING((8*([.$B$11]*13+[.$B$12])-4*[.F1]+28+16-20*(1-[.$B$2]))/(4*([.F1]-2*[.$B$3])))*([.$B$4]);0))" office:value-type="float" office:value="8" calcext:value-type="float">
            <text:p>8</text:p>
          </table:table-cell>
          <table:table-cell table:formula="of:=8+(MAX(CEILING((8*([.$B$11]*13+[.$B$12])-4*[.G1]+28+16-20*(1-[.$B$2]))/(4*([.G1]-2*[.$B$3])))*([.$B$4]);0)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acket (ms)</text:p>
          </table:table-cell>
          <table:table-cell table:formula="of:=[.B9]+[.B14]*[.B8]" office:value-type="float" office:value="25.856" calcext:value-type="float">
            <text:p>25,856</text:p>
          </table:table-cell>
          <table:table-cell table:formula="of:=[.C9]+[.C14]*[.C8]" office:value-type="float" office:value="51.712" calcext:value-type="float">
            <text:p>51,712</text:p>
          </table:table-cell>
          <table:table-cell table:formula="of:=[.D9]+[.D14]*[.D8]" office:value-type="float" office:value="103.424" calcext:value-type="float">
            <text:p>103,424</text:p>
          </table:table-cell>
          <table:table-cell table:formula="of:=[.E9]+[.E14]*[.E8]" office:value-type="float" office:value="206.848" calcext:value-type="float">
            <text:p>206,848</text:p>
          </table:table-cell>
          <table:table-cell table:formula="of:=[.F9]+[.F14]*[.F8]" office:value-type="float" office:value="331.776" calcext:value-type="float">
            <text:p>331,776</text:p>
          </table:table-cell>
          <table:table-cell table:formula="of:=[.G9]+[.G14]*[.G8]" office:value-type="float" office:value="663.552" calcext:value-type="float">
            <text:p>663,55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Toff (ms) ⭨</text:p>
          </table:table-cell>
          <table:table-cell table:number-columns-repeated="14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(1/[.$A21]-1)*[.B$15]" office:value-type="float" office:value="25830.144" calcext:value-type="float">
            <text:p>25 830</text:p>
          </table:table-cell>
          <table:table-cell table:style-name="ce8" table:formula="of:=(1/[.$A21]-1)*[.C$15]" office:value-type="float" office:value="51660.288" calcext:value-type="float">
            <text:p>51 660</text:p>
          </table:table-cell>
          <table:table-cell table:style-name="ce8" table:formula="of:=(1/[.$A21]-1)*[.D$15]" office:value-type="float" office:value="103320.576" calcext:value-type="float">
            <text:p>103 321</text:p>
          </table:table-cell>
          <table:table-cell table:style-name="ce8" table:formula="of:=(1/[.$A21]-1)*[.E$15]" office:value-type="float" office:value="206641.152" calcext:value-type="float">
            <text:p>206 641</text:p>
          </table:table-cell>
          <table:table-cell table:style-name="ce8" table:formula="of:=(1/[.$A21]-1)*[.F$15]" office:value-type="float" office:value="331444.224" calcext:value-type="float">
            <text:p>331 444</text:p>
          </table:table-cell>
          <table:table-cell table:style-name="ce8" table:formula="of:=(1/[.$A21]-1)*[.G$15]" office:value-type="float" office:value="662888.448" calcext:value-type="float">
            <text:p>662 888</text:p>
          </table:table-cell>
          <table:table-cell table:number-columns-repeated="8"/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(1/[.$A22]-1)*[.B$15]" office:value-type="float" office:value="2559.744" calcext:value-type="float">
            <text:p>2 560</text:p>
          </table:table-cell>
          <table:table-cell table:style-name="ce8" table:formula="of:=(1/[.$A22]-1)*[.C$15]" office:value-type="float" office:value="5119.488" calcext:value-type="float">
            <text:p>5 119</text:p>
          </table:table-cell>
          <table:table-cell table:style-name="ce8" table:formula="of:=(1/[.$A22]-1)*[.D$15]" office:value-type="float" office:value="10238.976" calcext:value-type="float">
            <text:p>10 239</text:p>
          </table:table-cell>
          <table:table-cell table:style-name="ce8" table:formula="of:=(1/[.$A22]-1)*[.E$15]" office:value-type="float" office:value="20477.952" calcext:value-type="float">
            <text:p>20 478</text:p>
          </table:table-cell>
          <table:table-cell table:style-name="ce8" table:formula="of:=(1/[.$A22]-1)*[.F$15]" office:value-type="float" office:value="32845.824" calcext:value-type="float">
            <text:p>32 846</text:p>
          </table:table-cell>
          <table:table-cell table:style-name="ce8" table:formula="of:=(1/[.$A22]-1)*[.G$15]" office:value-type="float" office:value="65691.648" calcext:value-type="float">
            <text:p>65 692</text:p>
          </table:table-cell>
          <table:table-cell table:number-columns-repeated="8"/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(1/[.$A23]-1)*[.B$15]" office:value-type="float" office:value="232.704" calcext:value-type="float">
            <text:p>233</text:p>
          </table:table-cell>
          <table:table-cell table:style-name="ce8" table:formula="of:=(1/[.$A23]-1)*[.C$15]" office:value-type="float" office:value="465.408" calcext:value-type="float">
            <text:p>465</text:p>
          </table:table-cell>
          <table:table-cell table:style-name="ce8" table:formula="of:=(1/[.$A23]-1)*[.D$15]" office:value-type="float" office:value="930.816" calcext:value-type="float">
            <text:p>931</text:p>
          </table:table-cell>
          <table:table-cell table:style-name="ce8" table:formula="of:=(1/[.$A23]-1)*[.E$15]" office:value-type="float" office:value="1861.632" calcext:value-type="float">
            <text:p>1 862</text:p>
          </table:table-cell>
          <table:table-cell table:style-name="ce8" table:formula="of:=(1/[.$A23]-1)*[.F$15]" office:value-type="float" office:value="2985.984" calcext:value-type="float">
            <text:p>2 986</text:p>
          </table:table-cell>
          <table:table-cell table:style-name="ce8" table:formula="of:=(1/[.$A23]-1)*[.G$15]" office:value-type="float" office:value="5971.968" calcext:value-type="float">
            <text:p>5 972</text:p>
          </table:table-cell>
          <table:table-cell table:number-columns-repeated="8"/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(1/[.$A24]-1)*[.B$15]" office:value-type="float" office:value="0" calcext:value-type="float">
            <text:p>0</text:p>
          </table:table-cell>
          <table:table-cell table:style-name="ce8" table:formula="of:=(1/[.$A24]-1)*[.C$15]" office:value-type="float" office:value="0" calcext:value-type="float">
            <text:p>0</text:p>
          </table:table-cell>
          <table:table-cell table:style-name="ce8" table:formula="of:=(1/[.$A24]-1)*[.D$15]" office:value-type="float" office:value="0" calcext:value-type="float">
            <text:p>0</text:p>
          </table:table-cell>
          <table:table-cell table:style-name="ce8" table:formula="of:=(1/[.$A24]-1)*[.E$15]" office:value-type="float" office:value="0" calcext:value-type="float">
            <text:p>0</text:p>
          </table:table-cell>
          <table:table-cell table:style-name="ce8" table:formula="of:=(1/[.$A24]-1)*[.F$15]" office:value-type="float" office:value="0" calcext:value-type="float">
            <text:p>0</text:p>
          </table:table-cell>
          <table:table-cell table:style-name="ce8" table:formula="of:=(1/[.$A24]-1)*[.G$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/>
          <table:table-cell table:style-name="ce17"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s ⭨</text:p>
          </table:table-cell>
          <table:table-cell table:number-columns-repeated="7"/>
          <table:table-cell table:style-name="ce2" office:value-type="string" calcext:value-type="string">
            <text:p>bytes/s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9" table:formula="of:=1000/(1/[.$A28]*[.B$15])" office:value-type="float" office:value="0.0386757425742574" calcext:value-type="float">
            <text:p>0,03868</text:p>
          </table:table-cell>
          <table:table-cell table:style-name="ce9" table:formula="of:=1000/(1/[.$A28]*[.C$15])" office:value-type="float" office:value="0.0193378712871287" calcext:value-type="float">
            <text:p>0,01934</text:p>
          </table:table-cell>
          <table:table-cell table:style-name="ce9" table:formula="of:=1000/(1/[.$A28]*[.D$15])" office:value-type="float" office:value="0.00966893564356436" calcext:value-type="float">
            <text:p>0,00967</text:p>
          </table:table-cell>
          <table:table-cell table:style-name="ce9" table:formula="of:=1000/(1/[.$A28]*[.E$15])" office:value-type="float" office:value="0.00483446782178218" calcext:value-type="float">
            <text:p>0,00483</text:p>
          </table:table-cell>
          <table:table-cell table:style-name="ce9" table:formula="of:=1000/(1/[.$A28]*[.F$15])" office:value-type="float" office:value="0.00301408179012346" calcext:value-type="float">
            <text:p>0,00301</text:p>
          </table:table-cell>
          <table:table-cell table:style-name="ce9" table:formula="of:=1000/(1/[.$A28]*[.G$15])" office:value-type="float" office:value="0.00150704089506173" calcext:value-type="float">
            <text:p>0,00151</text:p>
          </table:table-cell>
          <table:table-cell table:number-columns-repeated="2"/>
          <table:table-cell table:style-name="ce20" table:formula="of:=[.$B$12]*[.B28]" office:value-type="float" office:value="0" calcext:value-type="float">
            <text:p>0,0E+00</text:p>
          </table:table-cell>
          <table:table-cell table:style-name="ce20" table:formula="of:=[.$B$12]*[.C28]" office:value-type="float" office:value="0" calcext:value-type="float">
            <text:p>0,0E+00</text:p>
          </table:table-cell>
          <table:table-cell table:style-name="ce20" table:formula="of:=[.$B$12]*[.D28]" office:value-type="float" office:value="0" calcext:value-type="float">
            <text:p>0,0E+00</text:p>
          </table:table-cell>
          <table:table-cell table:style-name="ce20" table:formula="of:=[.$B$12]*[.E28]" office:value-type="float" office:value="0" calcext:value-type="float">
            <text:p>0,0E+00</text:p>
          </table:table-cell>
          <table:table-cell table:style-name="ce20" table:formula="of:=[.$B$12]*[.F28]" office:value-type="float" office:value="0" calcext:value-type="float">
            <text:p>0,0E+00</text:p>
          </table:table-cell>
          <table:table-cell table:style-name="ce20" table:formula="of:=[.$B$12]*[.G28]" office:value-type="float" office:value="0" calcext:value-type="float">
            <text:p>0,0E+00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9" table:formula="of:=1000/(1/[.$A29]*[.B$15])" office:value-type="float" office:value="0.386757425742574" calcext:value-type="float">
            <text:p>0,38676</text:p>
          </table:table-cell>
          <table:table-cell table:style-name="ce9" table:formula="of:=1000/(1/[.$A29]*[.C$15])" office:value-type="float" office:value="0.193378712871287" calcext:value-type="float">
            <text:p>0,19338</text:p>
          </table:table-cell>
          <table:table-cell table:style-name="ce9" table:formula="of:=1000/(1/[.$A29]*[.D$15])" office:value-type="float" office:value="0.0966893564356436" calcext:value-type="float">
            <text:p>0,09669</text:p>
          </table:table-cell>
          <table:table-cell table:style-name="ce9" table:formula="of:=1000/(1/[.$A29]*[.E$15])" office:value-type="float" office:value="0.0483446782178218" calcext:value-type="float">
            <text:p>0,04834</text:p>
          </table:table-cell>
          <table:table-cell table:style-name="ce9" table:formula="of:=1000/(1/[.$A29]*[.F$15])" office:value-type="float" office:value="0.0301408179012346" calcext:value-type="float">
            <text:p>0,03014</text:p>
          </table:table-cell>
          <table:table-cell table:style-name="ce9" table:formula="of:=1000/(1/[.$A29]*[.G$15])" office:value-type="float" office:value="0.0150704089506173" calcext:value-type="float">
            <text:p>0,01507</text:p>
          </table:table-cell>
          <table:table-cell table:number-columns-repeated="2"/>
          <table:table-cell table:style-name="ce20" table:formula="of:=[.$B$12]*[.B29]" office:value-type="float" office:value="0" calcext:value-type="float">
            <text:p>0,0E+00</text:p>
          </table:table-cell>
          <table:table-cell table:style-name="ce20" table:formula="of:=[.$B$12]*[.C29]" office:value-type="float" office:value="0" calcext:value-type="float">
            <text:p>0,0E+00</text:p>
          </table:table-cell>
          <table:table-cell table:style-name="ce20" table:formula="of:=[.$B$12]*[.D29]" office:value-type="float" office:value="0" calcext:value-type="float">
            <text:p>0,0E+00</text:p>
          </table:table-cell>
          <table:table-cell table:style-name="ce20" table:formula="of:=[.$B$12]*[.E29]" office:value-type="float" office:value="0" calcext:value-type="float">
            <text:p>0,0E+00</text:p>
          </table:table-cell>
          <table:table-cell table:style-name="ce20" table:formula="of:=[.$B$12]*[.F29]" office:value-type="float" office:value="0" calcext:value-type="float">
            <text:p>0,0E+00</text:p>
          </table:table-cell>
          <table:table-cell table:style-name="ce20" table:formula="of:=[.$B$12]*[.G29]" office:value-type="float" office:value="0" calcext:value-type="float">
            <text:p>0,0E+00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9" table:formula="of:=1000/(1/[.$A30]*[.B$15])" office:value-type="float" office:value="3.86757425742574" calcext:value-type="float">
            <text:p>3,86757</text:p>
          </table:table-cell>
          <table:table-cell table:style-name="ce9" table:formula="of:=1000/(1/[.$A30]*[.C$15])" office:value-type="float" office:value="1.93378712871287" calcext:value-type="float">
            <text:p>1,93379</text:p>
          </table:table-cell>
          <table:table-cell table:style-name="ce9" table:formula="of:=1000/(1/[.$A30]*[.D$15])" office:value-type="float" office:value="0.966893564356436" calcext:value-type="float">
            <text:p>0,96689</text:p>
          </table:table-cell>
          <table:table-cell table:style-name="ce9" table:formula="of:=1000/(1/[.$A30]*[.E$15])" office:value-type="float" office:value="0.483446782178218" calcext:value-type="float">
            <text:p>0,48345</text:p>
          </table:table-cell>
          <table:table-cell table:style-name="ce9" table:formula="of:=1000/(1/[.$A30]*[.F$15])" office:value-type="float" office:value="0.301408179012346" calcext:value-type="float">
            <text:p>0,30141</text:p>
          </table:table-cell>
          <table:table-cell table:style-name="ce9" table:formula="of:=1000/(1/[.$A30]*[.G$15])" office:value-type="float" office:value="0.150704089506173" calcext:value-type="float">
            <text:p>0,15070</text:p>
          </table:table-cell>
          <table:table-cell table:number-columns-repeated="2"/>
          <table:table-cell table:style-name="ce20" table:formula="of:=[.$B$12]*[.B30]" office:value-type="float" office:value="0" calcext:value-type="float">
            <text:p>0,0E+00</text:p>
          </table:table-cell>
          <table:table-cell table:style-name="ce20" table:formula="of:=[.$B$12]*[.C30]" office:value-type="float" office:value="0" calcext:value-type="float">
            <text:p>0,0E+00</text:p>
          </table:table-cell>
          <table:table-cell table:style-name="ce20" table:formula="of:=[.$B$12]*[.D30]" office:value-type="float" office:value="0" calcext:value-type="float">
            <text:p>0,0E+00</text:p>
          </table:table-cell>
          <table:table-cell table:style-name="ce20" table:formula="of:=[.$B$12]*[.E30]" office:value-type="float" office:value="0" calcext:value-type="float">
            <text:p>0,0E+00</text:p>
          </table:table-cell>
          <table:table-cell table:style-name="ce20" table:formula="of:=[.$B$12]*[.F30]" office:value-type="float" office:value="0" calcext:value-type="float">
            <text:p>0,0E+00</text:p>
          </table:table-cell>
          <table:table-cell table:style-name="ce20" table:formula="of:=[.$B$12]*[.G30]" office:value-type="float" office:value="0" calcext:value-type="float">
            <text:p>0,0E+00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9" table:formula="of:=1000/(1/[.$A31]*[.B$15])" office:value-type="float" office:value="38.6757425742574" calcext:value-type="float">
            <text:p>38,67574</text:p>
          </table:table-cell>
          <table:table-cell table:style-name="ce9" table:formula="of:=1000/(1/[.$A31]*[.C$15])" office:value-type="float" office:value="19.3378712871287" calcext:value-type="float">
            <text:p>19,33787</text:p>
          </table:table-cell>
          <table:table-cell table:style-name="ce9" table:formula="of:=1000/(1/[.$A31]*[.D$15])" office:value-type="float" office:value="9.66893564356436" calcext:value-type="float">
            <text:p>9,66894</text:p>
          </table:table-cell>
          <table:table-cell table:style-name="ce9" table:formula="of:=1000/(1/[.$A31]*[.E$15])" office:value-type="float" office:value="4.83446782178218" calcext:value-type="float">
            <text:p>4,83447</text:p>
          </table:table-cell>
          <table:table-cell table:style-name="ce9" table:formula="of:=1000/(1/[.$A31]*[.F$15])" office:value-type="float" office:value="3.01408179012346" calcext:value-type="float">
            <text:p>3,01408</text:p>
          </table:table-cell>
          <table:table-cell table:style-name="ce9" table:formula="of:=1000/(1/[.$A31]*[.G$15])" office:value-type="float" office:value="1.50704089506173" calcext:value-type="float">
            <text:p>1,50704</text:p>
          </table:table-cell>
          <table:table-cell table:number-columns-repeated="2"/>
          <table:table-cell table:style-name="ce20" table:formula="of:=[.$B$12]*[.B31]" office:value-type="float" office:value="0" calcext:value-type="float">
            <text:p>0,0E+00</text:p>
          </table:table-cell>
          <table:table-cell table:style-name="ce20" table:formula="of:=[.$B$12]*[.C31]" office:value-type="float" office:value="0" calcext:value-type="float">
            <text:p>0,0E+00</text:p>
          </table:table-cell>
          <table:table-cell table:style-name="ce20" table:formula="of:=[.$B$12]*[.D31]" office:value-type="float" office:value="0" calcext:value-type="float">
            <text:p>0,0E+00</text:p>
          </table:table-cell>
          <table:table-cell table:style-name="ce20" table:formula="of:=[.$B$12]*[.E31]" office:value-type="float" office:value="0" calcext:value-type="float">
            <text:p>0,0E+00</text:p>
          </table:table-cell>
          <table:table-cell table:style-name="ce20" table:formula="of:=[.$B$12]*[.F31]" office:value-type="float" office:value="0" calcext:value-type="float">
            <text:p>0,0E+00</text:p>
          </table:table-cell>
          <table:table-cell table:style-name="ce20" table:formula="of:=[.$B$12]*[.G31]" office:value-type="float" office:value="0" calcext:value-type="float">
            <text:p>0,0E+00</text:p>
          </table:table-cell>
        </table:table-row>
        <table:table-row table:style-name="ro1">
          <table:table-cell office:value-type="string" calcext:value-type="string">
            <text:p>⭡ 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h ⭨</text:p>
          </table:table-cell>
          <table:table-cell table:number-columns-repeated="7"/>
          <table:table-cell table:style-name="ce2" office:value-type="string" calcext:value-type="string">
            <text:p>bytes/h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[.B28]*3600" office:value-type="float" office:value="139.232673267327" calcext:value-type="float">
            <text:p>139</text:p>
          </table:table-cell>
          <table:table-cell table:style-name="ce8" table:formula="of:=[.C28]*3600" office:value-type="float" office:value="69.6163366336634" calcext:value-type="float">
            <text:p>70</text:p>
          </table:table-cell>
          <table:table-cell table:style-name="ce8" table:formula="of:=[.D28]*3600" office:value-type="float" office:value="34.8081683168317" calcext:value-type="float">
            <text:p>35</text:p>
          </table:table-cell>
          <table:table-cell table:style-name="ce8" table:formula="of:=[.E28]*3600" office:value-type="float" office:value="17.4040841584158" calcext:value-type="float">
            <text:p>17</text:p>
          </table:table-cell>
          <table:table-cell table:style-name="ce8" table:formula="of:=[.F28]*3600" office:value-type="float" office:value="10.8506944444444" calcext:value-type="float">
            <text:p>11</text:p>
          </table:table-cell>
          <table:table-cell table:style-name="ce8" table:formula="of:=[.G28]*3600" office:value-type="float" office:value="5.42534722222222" calcext:value-type="float">
            <text:p>5</text:p>
          </table:table-cell>
          <table:table-cell table:number-columns-repeated="2"/>
          <table:table-cell table:style-name="ce21" table:formula="of:=[.$B$12]*FLOOR([.B35])" office:value-type="float" office:value="0" calcext:value-type="float">
            <text:p>0,00E+00</text:p>
          </table:table-cell>
          <table:table-cell table:style-name="ce21" table:formula="of:=[.$B$12]*FLOOR([.C35])" office:value-type="float" office:value="0" calcext:value-type="float">
            <text:p>0,00E+00</text:p>
          </table:table-cell>
          <table:table-cell table:style-name="ce21" table:formula="of:=[.$B$12]*FLOOR([.D35])" office:value-type="float" office:value="0" calcext:value-type="float">
            <text:p>0,00E+00</text:p>
          </table:table-cell>
          <table:table-cell table:style-name="ce21" table:formula="of:=[.$B$12]*FLOOR([.E35])" office:value-type="float" office:value="0" calcext:value-type="float">
            <text:p>0,00E+00</text:p>
          </table:table-cell>
          <table:table-cell table:style-name="ce21" table:formula="of:=[.$B$12]*FLOOR([.F35])" office:value-type="float" office:value="0" calcext:value-type="float">
            <text:p>0,00E+00</text:p>
          </table:table-cell>
          <table:table-cell table:style-name="ce21" table:formula="of:=[.$B$12]*FLOOR([.G35])" office:value-type="float" office:value="0" calcext:value-type="float">
            <text:p>0,00E+00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[.B29]*3600" office:value-type="float" office:value="1392.32673267327" calcext:value-type="float">
            <text:p>1 392</text:p>
          </table:table-cell>
          <table:table-cell table:style-name="ce8" table:formula="of:=[.C29]*3600" office:value-type="float" office:value="696.163366336634" calcext:value-type="float">
            <text:p>696</text:p>
          </table:table-cell>
          <table:table-cell table:style-name="ce8" table:formula="of:=[.D29]*3600" office:value-type="float" office:value="348.081683168317" calcext:value-type="float">
            <text:p>348</text:p>
          </table:table-cell>
          <table:table-cell table:style-name="ce8" table:formula="of:=[.E29]*3600" office:value-type="float" office:value="174.040841584158" calcext:value-type="float">
            <text:p>174</text:p>
          </table:table-cell>
          <table:table-cell table:style-name="ce8" table:formula="of:=[.F29]*3600" office:value-type="float" office:value="108.506944444444" calcext:value-type="float">
            <text:p>109</text:p>
          </table:table-cell>
          <table:table-cell table:style-name="ce8" table:formula="of:=[.G29]*3600" office:value-type="float" office:value="54.2534722222222" calcext:value-type="float">
            <text:p>54</text:p>
          </table:table-cell>
          <table:table-cell table:number-columns-repeated="2"/>
          <table:table-cell table:style-name="ce21" table:formula="of:=[.$B$12]*FLOOR([.B36])" office:value-type="float" office:value="0" calcext:value-type="float">
            <text:p>0,00E+00</text:p>
          </table:table-cell>
          <table:table-cell table:style-name="ce21" table:formula="of:=[.$B$12]*FLOOR([.C36])" office:value-type="float" office:value="0" calcext:value-type="float">
            <text:p>0,00E+00</text:p>
          </table:table-cell>
          <table:table-cell table:style-name="ce21" table:formula="of:=[.$B$12]*FLOOR([.D36])" office:value-type="float" office:value="0" calcext:value-type="float">
            <text:p>0,00E+00</text:p>
          </table:table-cell>
          <table:table-cell table:style-name="ce21" table:formula="of:=[.$B$12]*FLOOR([.E36])" office:value-type="float" office:value="0" calcext:value-type="float">
            <text:p>0,00E+00</text:p>
          </table:table-cell>
          <table:table-cell table:style-name="ce21" table:formula="of:=[.$B$12]*FLOOR([.F36])" office:value-type="float" office:value="0" calcext:value-type="float">
            <text:p>0,00E+00</text:p>
          </table:table-cell>
          <table:table-cell table:style-name="ce21" table:formula="of:=[.$B$12]*FLOOR([.G36])" office:value-type="float" office:value="0" calcext:value-type="float">
            <text:p>0,00E+00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[.B30]*3600" office:value-type="float" office:value="13923.2673267327" calcext:value-type="float">
            <text:p>13 923</text:p>
          </table:table-cell>
          <table:table-cell table:style-name="ce8" table:formula="of:=[.C30]*3600" office:value-type="float" office:value="6961.63366336634" calcext:value-type="float">
            <text:p>6 962</text:p>
          </table:table-cell>
          <table:table-cell table:style-name="ce8" table:formula="of:=[.D30]*3600" office:value-type="float" office:value="3480.81683168317" calcext:value-type="float">
            <text:p>3 481</text:p>
          </table:table-cell>
          <table:table-cell table:style-name="ce8" table:formula="of:=[.E30]*3600" office:value-type="float" office:value="1740.40841584158" calcext:value-type="float">
            <text:p>1 740</text:p>
          </table:table-cell>
          <table:table-cell table:style-name="ce8" table:formula="of:=[.F30]*3600" office:value-type="float" office:value="1085.06944444444" calcext:value-type="float">
            <text:p>1 085</text:p>
          </table:table-cell>
          <table:table-cell table:style-name="ce8" table:formula="of:=[.G30]*3600" office:value-type="float" office:value="542.534722222222" calcext:value-type="float">
            <text:p>543</text:p>
          </table:table-cell>
          <table:table-cell table:number-columns-repeated="2"/>
          <table:table-cell table:style-name="ce21" table:formula="of:=[.$B$12]*FLOOR([.B37])" office:value-type="float" office:value="0" calcext:value-type="float">
            <text:p>0,00E+00</text:p>
          </table:table-cell>
          <table:table-cell table:style-name="ce21" table:formula="of:=[.$B$12]*FLOOR([.C37])" office:value-type="float" office:value="0" calcext:value-type="float">
            <text:p>0,00E+00</text:p>
          </table:table-cell>
          <table:table-cell table:style-name="ce21" table:formula="of:=[.$B$12]*FLOOR([.D37])" office:value-type="float" office:value="0" calcext:value-type="float">
            <text:p>0,00E+00</text:p>
          </table:table-cell>
          <table:table-cell table:style-name="ce21" table:formula="of:=[.$B$12]*FLOOR([.E37])" office:value-type="float" office:value="0" calcext:value-type="float">
            <text:p>0,00E+00</text:p>
          </table:table-cell>
          <table:table-cell table:style-name="ce21" table:formula="of:=[.$B$12]*FLOOR([.F37])" office:value-type="float" office:value="0" calcext:value-type="float">
            <text:p>0,00E+00</text:p>
          </table:table-cell>
          <table:table-cell table:style-name="ce21" table:formula="of:=[.$B$12]*FLOOR([.G37])" office:value-type="float" office:value="0" calcext:value-type="float">
            <text:p>0,00E+00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[.B31]*3600" office:value-type="float" office:value="139232.673267327" calcext:value-type="float">
            <text:p>139 233</text:p>
          </table:table-cell>
          <table:table-cell table:style-name="ce8" table:formula="of:=[.C31]*3600" office:value-type="float" office:value="69616.3366336634" calcext:value-type="float">
            <text:p>69 616</text:p>
          </table:table-cell>
          <table:table-cell table:style-name="ce8" table:formula="of:=[.D31]*3600" office:value-type="float" office:value="34808.1683168317" calcext:value-type="float">
            <text:p>34 808</text:p>
          </table:table-cell>
          <table:table-cell table:style-name="ce8" table:formula="of:=[.E31]*3600" office:value-type="float" office:value="17404.0841584158" calcext:value-type="float">
            <text:p>17 404</text:p>
          </table:table-cell>
          <table:table-cell table:style-name="ce8" table:formula="of:=[.F31]*3600" office:value-type="float" office:value="10850.6944444444" calcext:value-type="float">
            <text:p>10 851</text:p>
          </table:table-cell>
          <table:table-cell table:style-name="ce8" table:formula="of:=[.G31]*3600" office:value-type="float" office:value="5425.34722222222" calcext:value-type="float">
            <text:p>5 425</text:p>
          </table:table-cell>
          <table:table-cell table:number-columns-repeated="2"/>
          <table:table-cell table:style-name="ce21" table:formula="of:=[.$B$12]*FLOOR([.B38])" office:value-type="float" office:value="0" calcext:value-type="float">
            <text:p>0,00E+00</text:p>
          </table:table-cell>
          <table:table-cell table:style-name="ce21" table:formula="of:=[.$B$12]*FLOOR([.C38])" office:value-type="float" office:value="0" calcext:value-type="float">
            <text:p>0,00E+00</text:p>
          </table:table-cell>
          <table:table-cell table:style-name="ce21" table:formula="of:=[.$B$12]*FLOOR([.D38])" office:value-type="float" office:value="0" calcext:value-type="float">
            <text:p>0,00E+00</text:p>
          </table:table-cell>
          <table:table-cell table:style-name="ce21" table:formula="of:=[.$B$12]*FLOOR([.E38])" office:value-type="float" office:value="0" calcext:value-type="float">
            <text:p>0,00E+00</text:p>
          </table:table-cell>
          <table:table-cell table:style-name="ce21" table:formula="of:=[.$B$12]*FLOOR([.F38])" office:value-type="float" office:value="0" calcext:value-type="float">
            <text:p>0,00E+00</text:p>
          </table:table-cell>
          <table:table-cell table:style-name="ce21" table:formula="of:=[.$B$12]*FLOOR([.G38])" office:value-type="float" office:value="0" calcext:value-type="float">
            <text:p>0,00E+00</text:p>
          </table:table-cell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2"/>
          <table:table-cell table:style-name="ce21" table:number-columns-repeated="6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d ⭨</text:p>
          </table:table-cell>
          <table:table-cell table:number-columns-repeated="7"/>
          <table:table-cell table:style-name="ce2" office:value-type="string" calcext:value-type="string">
            <text:p>bytes/d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[.B28]*3600*24" office:value-type="float" office:value="3341.58415841584" calcext:value-type="float">
            <text:p>3 342</text:p>
          </table:table-cell>
          <table:table-cell table:style-name="ce8" table:formula="of:=[.C28]*3600*24" office:value-type="float" office:value="1670.79207920792" calcext:value-type="float">
            <text:p>1 671</text:p>
          </table:table-cell>
          <table:table-cell table:style-name="ce8" table:formula="of:=[.D28]*3600*24" office:value-type="float" office:value="835.39603960396" calcext:value-type="float">
            <text:p>835</text:p>
          </table:table-cell>
          <table:table-cell table:style-name="ce8" table:formula="of:=[.E28]*3600*24" office:value-type="float" office:value="417.69801980198" calcext:value-type="float">
            <text:p>418</text:p>
          </table:table-cell>
          <table:table-cell table:style-name="ce8" table:formula="of:=[.F28]*3600*24" office:value-type="float" office:value="260.416666666667" calcext:value-type="float">
            <text:p>260</text:p>
          </table:table-cell>
          <table:table-cell table:style-name="ce8" table:formula="of:=[.G28]*3600*24" office:value-type="float" office:value="130.208333333333" calcext:value-type="float">
            <text:p>130</text:p>
          </table:table-cell>
          <table:table-cell table:number-columns-repeated="2"/>
          <table:table-cell table:style-name="ce21" table:formula="of:=[.$B$12]*FLOOR([.B42])" office:value-type="float" office:value="0" calcext:value-type="float">
            <text:p>0,00E+00</text:p>
          </table:table-cell>
          <table:table-cell table:style-name="ce21" table:formula="of:=[.$B$12]*FLOOR([.C42])" office:value-type="float" office:value="0" calcext:value-type="float">
            <text:p>0,00E+00</text:p>
          </table:table-cell>
          <table:table-cell table:style-name="ce21" table:formula="of:=[.$B$12]*FLOOR([.D42])" office:value-type="float" office:value="0" calcext:value-type="float">
            <text:p>0,00E+00</text:p>
          </table:table-cell>
          <table:table-cell table:style-name="ce21" table:formula="of:=[.$B$12]*FLOOR([.E42])" office:value-type="float" office:value="0" calcext:value-type="float">
            <text:p>0,00E+00</text:p>
          </table:table-cell>
          <table:table-cell table:style-name="ce21" table:formula="of:=[.$B$12]*FLOOR([.F42])" office:value-type="float" office:value="0" calcext:value-type="float">
            <text:p>0,00E+00</text:p>
          </table:table-cell>
          <table:table-cell table:style-name="ce21" table:formula="of:=[.$B$12]*FLOOR([.G42])" office:value-type="float" office:value="0" calcext:value-type="float">
            <text:p>0,00E+00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[.B29]*3600*24" office:value-type="float" office:value="33415.8415841584" calcext:value-type="float">
            <text:p>33 416</text:p>
          </table:table-cell>
          <table:table-cell table:style-name="ce8" table:formula="of:=[.C29]*3600*24" office:value-type="float" office:value="16707.9207920792" calcext:value-type="float">
            <text:p>16 708</text:p>
          </table:table-cell>
          <table:table-cell table:style-name="ce8" table:formula="of:=[.D29]*3600*24" office:value-type="float" office:value="8353.9603960396" calcext:value-type="float">
            <text:p>8 354</text:p>
          </table:table-cell>
          <table:table-cell table:style-name="ce8" table:formula="of:=[.E29]*3600*24" office:value-type="float" office:value="4176.9801980198" calcext:value-type="float">
            <text:p>4 177</text:p>
          </table:table-cell>
          <table:table-cell table:style-name="ce8" table:formula="of:=[.F29]*3600*24" office:value-type="float" office:value="2604.16666666667" calcext:value-type="float">
            <text:p>2 604</text:p>
          </table:table-cell>
          <table:table-cell table:style-name="ce8" table:formula="of:=[.G29]*3600*24" office:value-type="float" office:value="1302.08333333333" calcext:value-type="float">
            <text:p>1 302</text:p>
          </table:table-cell>
          <table:table-cell table:number-columns-repeated="2"/>
          <table:table-cell table:style-name="ce21" table:formula="of:=[.$B$12]*FLOOR([.B43])" office:value-type="float" office:value="0" calcext:value-type="float">
            <text:p>0,00E+00</text:p>
          </table:table-cell>
          <table:table-cell table:style-name="ce21" table:formula="of:=[.$B$12]*FLOOR([.C43])" office:value-type="float" office:value="0" calcext:value-type="float">
            <text:p>0,00E+00</text:p>
          </table:table-cell>
          <table:table-cell table:style-name="ce21" table:formula="of:=[.$B$12]*FLOOR([.D43])" office:value-type="float" office:value="0" calcext:value-type="float">
            <text:p>0,00E+00</text:p>
          </table:table-cell>
          <table:table-cell table:style-name="ce21" table:formula="of:=[.$B$12]*FLOOR([.E43])" office:value-type="float" office:value="0" calcext:value-type="float">
            <text:p>0,00E+00</text:p>
          </table:table-cell>
          <table:table-cell table:style-name="ce21" table:formula="of:=[.$B$12]*FLOOR([.F43])" office:value-type="float" office:value="0" calcext:value-type="float">
            <text:p>0,00E+00</text:p>
          </table:table-cell>
          <table:table-cell table:style-name="ce21" table:formula="of:=[.$B$12]*FLOOR([.G43])" office:value-type="float" office:value="0" calcext:value-type="float">
            <text:p>0,00E+00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[.B30]*3600*24" office:value-type="float" office:value="334158.415841584" calcext:value-type="float">
            <text:p>334 158</text:p>
          </table:table-cell>
          <table:table-cell table:style-name="ce8" table:formula="of:=[.C30]*3600*24" office:value-type="float" office:value="167079.207920792" calcext:value-type="float">
            <text:p>167 079</text:p>
          </table:table-cell>
          <table:table-cell table:style-name="ce8" table:formula="of:=[.D30]*3600*24" office:value-type="float" office:value="83539.603960396" calcext:value-type="float">
            <text:p>83 540</text:p>
          </table:table-cell>
          <table:table-cell table:style-name="ce8" table:formula="of:=[.E30]*3600*24" office:value-type="float" office:value="41769.801980198" calcext:value-type="float">
            <text:p>41 770</text:p>
          </table:table-cell>
          <table:table-cell table:style-name="ce8" table:formula="of:=[.F30]*3600*24" office:value-type="float" office:value="26041.6666666667" calcext:value-type="float">
            <text:p>26 042</text:p>
          </table:table-cell>
          <table:table-cell table:style-name="ce8" table:formula="of:=[.G30]*3600*24" office:value-type="float" office:value="13020.8333333333" calcext:value-type="float">
            <text:p>13 021</text:p>
          </table:table-cell>
          <table:table-cell table:number-columns-repeated="2"/>
          <table:table-cell table:style-name="ce21" table:formula="of:=[.$B$12]*FLOOR([.B44])" office:value-type="float" office:value="0" calcext:value-type="float">
            <text:p>0,00E+00</text:p>
          </table:table-cell>
          <table:table-cell table:style-name="ce21" table:formula="of:=[.$B$12]*FLOOR([.C44])" office:value-type="float" office:value="0" calcext:value-type="float">
            <text:p>0,00E+00</text:p>
          </table:table-cell>
          <table:table-cell table:style-name="ce21" table:formula="of:=[.$B$12]*FLOOR([.D44])" office:value-type="float" office:value="0" calcext:value-type="float">
            <text:p>0,00E+00</text:p>
          </table:table-cell>
          <table:table-cell table:style-name="ce21" table:formula="of:=[.$B$12]*FLOOR([.E44])" office:value-type="float" office:value="0" calcext:value-type="float">
            <text:p>0,00E+00</text:p>
          </table:table-cell>
          <table:table-cell table:style-name="ce21" table:formula="of:=[.$B$12]*FLOOR([.F44])" office:value-type="float" office:value="0" calcext:value-type="float">
            <text:p>0,00E+00</text:p>
          </table:table-cell>
          <table:table-cell table:style-name="ce21" table:formula="of:=[.$B$12]*FLOOR([.G44])" office:value-type="float" office:value="0" calcext:value-type="float">
            <text:p>0,00E+00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[.B31]*3600*24" office:value-type="float" office:value="3341584.15841584" calcext:value-type="float">
            <text:p>3 341 584</text:p>
          </table:table-cell>
          <table:table-cell table:style-name="ce8" table:formula="of:=[.C31]*3600*24" office:value-type="float" office:value="1670792.07920792" calcext:value-type="float">
            <text:p>1 670 792</text:p>
          </table:table-cell>
          <table:table-cell table:style-name="ce8" table:formula="of:=[.D31]*3600*24" office:value-type="float" office:value="835396.03960396" calcext:value-type="float">
            <text:p>835 396</text:p>
          </table:table-cell>
          <table:table-cell table:style-name="ce8" table:formula="of:=[.E31]*3600*24" office:value-type="float" office:value="417698.01980198" calcext:value-type="float">
            <text:p>417 698</text:p>
          </table:table-cell>
          <table:table-cell table:style-name="ce8" table:formula="of:=[.F31]*3600*24" office:value-type="float" office:value="260416.666666667" calcext:value-type="float">
            <text:p>260 417</text:p>
          </table:table-cell>
          <table:table-cell table:style-name="ce8" table:formula="of:=[.G31]*3600*24" office:value-type="float" office:value="130208.333333333" calcext:value-type="float">
            <text:p>130 208</text:p>
          </table:table-cell>
          <table:table-cell table:number-columns-repeated="2"/>
          <table:table-cell table:style-name="ce21" table:formula="of:=[.$B$12]*FLOOR([.B45])" office:value-type="float" office:value="0" calcext:value-type="float">
            <text:p>0,00E+00</text:p>
          </table:table-cell>
          <table:table-cell table:style-name="ce21" table:formula="of:=[.$B$12]*FLOOR([.C45])" office:value-type="float" office:value="0" calcext:value-type="float">
            <text:p>0,00E+00</text:p>
          </table:table-cell>
          <table:table-cell table:style-name="ce21" table:formula="of:=[.$B$12]*FLOOR([.D45])" office:value-type="float" office:value="0" calcext:value-type="float">
            <text:p>0,00E+00</text:p>
          </table:table-cell>
          <table:table-cell table:style-name="ce21" table:formula="of:=[.$B$12]*FLOOR([.E45])" office:value-type="float" office:value="0" calcext:value-type="float">
            <text:p>0,00E+00</text:p>
          </table:table-cell>
          <table:table-cell table:style-name="ce21" table:formula="of:=[.$B$12]*FLOOR([.F45])" office:value-type="float" office:value="0" calcext:value-type="float">
            <text:p>0,00E+00</text:p>
          </table:table-cell>
          <table:table-cell table:style-name="ce21" table:formula="of:=[.$B$12]*FLOOR([.G45])" office:value-type="float" office:value="0" calcext:value-type="float">
            <text:p>0,00E+00</text:p>
          </table:table-cell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2"/>
          <table:table-cell table:style-name="ce21"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Fair us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it</text:p>
          </table:table-cell>
          <table:table-cell table:style-name="ce10" office:value-type="percentage" office:value="0.2" calcext:value-type="percentage">
            <text:p>20,0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 (sec)</text:p>
          </table:table-cell>
          <table:table-cell table:style-name="ce7" office:value-type="float" office:value="86400" calcext:value-type="float">
            <text:p>864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period ⭨</text:p>
          </table:table-cell>
          <table:table-cell table:number-columns-repeated="7"/>
          <table:table-cell table:style-name="ce18" office:value-type="string" calcext:value-type="string">
            <text:p>msg/fair use time ⭨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FLOOR([.$B$51]*[.$B$52]*[.$B$53]/[.$A56]/([.B$15]/1000))" office:value-type="float" office:value="5346534" calcext:value-type="float">
            <text:p>5346534</text:p>
          </table:table-cell>
          <table:table-cell table:style-name="ce11" table:formula="of:=FLOOR([.$B$51]*[.$B$52]*[.$B$53]/[.$A56]/([.C$15]/1000))" office:value-type="float" office:value="2673267" calcext:value-type="float">
            <text:p>2673267</text:p>
          </table:table-cell>
          <table:table-cell table:style-name="ce11" table:formula="of:=FLOOR([.$B$51]*[.$B$52]*[.$B$53]/[.$A56]/([.D$15]/1000))" office:value-type="float" office:value="1336633" calcext:value-type="float">
            <text:p>1336633</text:p>
          </table:table-cell>
          <table:table-cell table:style-name="ce11" table:formula="of:=FLOOR([.$B$51]*[.$B$52]*[.$B$53]/[.$A56]/([.E$15]/1000))" office:value-type="float" office:value="668316" calcext:value-type="float">
            <text:p>668316</text:p>
          </table:table-cell>
          <table:table-cell table:style-name="ce11" table:formula="of:=FLOOR([.$B$51]*[.$B$52]*[.$B$53]/[.$A56]/([.F$15]/1000))" office:value-type="float" office:value="416666" calcext:value-type="float">
            <text:p>416666</text:p>
          </table:table-cell>
          <table:table-cell table:style-name="ce11" table:formula="of:=FLOOR([.$B$51]*[.$B$52]*[.$B$53]/[.$A56]/([.G$15]/1000))" office:value-type="float" office:value="208333" calcext:value-type="float">
            <text:p>208333</text:p>
          </table:table-cell>
          <table:table-cell/>
          <table:table-cell table:style-name="ce19" table:formula="of:=[.$B$51]*[.$B$52]*[.$B$53]/[.$A56]" office:value-type="float" office:value="138240" calcext:value-type="float">
            <text:p>138240</text:p>
          </table:table-cell>
          <table:table-cell table:style-name="ce19" table:formula="of:=[.$I56]*[.B$31]" office:value-type="float" office:value="5346534.65346535" calcext:value-type="float">
            <text:p>5346535</text:p>
          </table:table-cell>
          <table:table-cell table:style-name="ce19" table:formula="of:=[.$I56]*[.C$31]" office:value-type="float" office:value="2673267.32673267" calcext:value-type="float">
            <text:p>2673267</text:p>
          </table:table-cell>
          <table:table-cell table:style-name="ce19" table:formula="of:=[.$I56]*[.D$31]" office:value-type="float" office:value="1336633.66336634" calcext:value-type="float">
            <text:p>1336634</text:p>
          </table:table-cell>
          <table:table-cell table:style-name="ce19" table:formula="of:=[.$I56]*[.E$31]" office:value-type="float" office:value="668316.831683168" calcext:value-type="float">
            <text:p>668317</text:p>
          </table:table-cell>
          <table:table-cell table:style-name="ce19" table:formula="of:=[.$I56]*[.F$31]" office:value-type="float" office:value="416666.666666667" calcext:value-type="float">
            <text:p>416667</text:p>
          </table:table-cell>
          <table:table-cell table:style-name="ce19" table:formula="of:=[.$I56]*[.G$31]" office:value-type="float" office:value="208333.333333333" calcext:value-type="float">
            <text:p>20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FLOOR([.$B$51]*[.$B$52]*[.$B$53]/[.$A57]/([.B$15]/1000))" office:value-type="float" office:value="2673267" calcext:value-type="float">
            <text:p>2673267</text:p>
          </table:table-cell>
          <table:table-cell table:style-name="ce11" table:formula="of:=FLOOR([.$B$51]*[.$B$52]*[.$B$53]/[.$A57]/([.C$15]/1000))" office:value-type="float" office:value="1336633" calcext:value-type="float">
            <text:p>1336633</text:p>
          </table:table-cell>
          <table:table-cell table:style-name="ce11" table:formula="of:=FLOOR([.$B$51]*[.$B$52]*[.$B$53]/[.$A57]/([.D$15]/1000))" office:value-type="float" office:value="668316" calcext:value-type="float">
            <text:p>668316</text:p>
          </table:table-cell>
          <table:table-cell table:style-name="ce11" table:formula="of:=FLOOR([.$B$51]*[.$B$52]*[.$B$53]/[.$A57]/([.E$15]/1000))" office:value-type="float" office:value="334158" calcext:value-type="float">
            <text:p>334158</text:p>
          </table:table-cell>
          <table:table-cell table:style-name="ce11" table:formula="of:=FLOOR([.$B$51]*[.$B$52]*[.$B$53]/[.$A57]/([.F$15]/1000))" office:value-type="float" office:value="208333" calcext:value-type="float">
            <text:p>208333</text:p>
          </table:table-cell>
          <table:table-cell table:style-name="ce11" table:formula="of:=FLOOR([.$B$51]*[.$B$52]*[.$B$53]/[.$A57]/([.G$15]/1000))" office:value-type="float" office:value="104166" calcext:value-type="float">
            <text:p>104166</text:p>
          </table:table-cell>
          <table:table-cell/>
          <table:table-cell table:style-name="ce19" table:formula="of:=[.$B$51]*[.$B$52]*[.$B$53]/[.$A57]" office:value-type="float" office:value="69120" calcext:value-type="float">
            <text:p>69120</text:p>
          </table:table-cell>
          <table:table-cell table:style-name="ce19" table:formula="of:=[.$I57]*[.B$31]" office:value-type="float" office:value="2673267.32673267" calcext:value-type="float">
            <text:p>2673267</text:p>
          </table:table-cell>
          <table:table-cell table:style-name="ce19" table:formula="of:=[.$I57]*[.C$31]" office:value-type="float" office:value="1336633.66336634" calcext:value-type="float">
            <text:p>1336634</text:p>
          </table:table-cell>
          <table:table-cell table:style-name="ce19" table:formula="of:=[.$I57]*[.D$31]" office:value-type="float" office:value="668316.831683168" calcext:value-type="float">
            <text:p>668317</text:p>
          </table:table-cell>
          <table:table-cell table:style-name="ce19" table:formula="of:=[.$I57]*[.E$31]" office:value-type="float" office:value="334158.415841584" calcext:value-type="float">
            <text:p>334158</text:p>
          </table:table-cell>
          <table:table-cell table:style-name="ce19" table:formula="of:=[.$I57]*[.F$31]" office:value-type="float" office:value="208333.333333333" calcext:value-type="float">
            <text:p>208333</text:p>
          </table:table-cell>
          <table:table-cell table:style-name="ce19" table:formula="of:=[.$I57]*[.G$31]" office:value-type="float" office:value="104166.666666667" calcext:value-type="float">
            <text:p>104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FLOOR([.$B$51]*[.$B$52]*[.$B$53]/[.$A58]/([.B$15]/1000))" office:value-type="float" office:value="1069306" calcext:value-type="float">
            <text:p>1069306</text:p>
          </table:table-cell>
          <table:table-cell table:style-name="ce11" table:formula="of:=FLOOR([.$B$51]*[.$B$52]*[.$B$53]/[.$A58]/([.C$15]/1000))" office:value-type="float" office:value="534653" calcext:value-type="float">
            <text:p>534653</text:p>
          </table:table-cell>
          <table:table-cell table:style-name="ce11" table:formula="of:=FLOOR([.$B$51]*[.$B$52]*[.$B$53]/[.$A58]/([.D$15]/1000))" office:value-type="float" office:value="267326" calcext:value-type="float">
            <text:p>267326</text:p>
          </table:table-cell>
          <table:table-cell table:style-name="ce11" table:formula="of:=FLOOR([.$B$51]*[.$B$52]*[.$B$53]/[.$A58]/([.E$15]/1000))" office:value-type="float" office:value="133663" calcext:value-type="float">
            <text:p>133663</text:p>
          </table:table-cell>
          <table:table-cell table:style-name="ce11" table:formula="of:=FLOOR([.$B$51]*[.$B$52]*[.$B$53]/[.$A58]/([.F$15]/1000))" office:value-type="float" office:value="83333" calcext:value-type="float">
            <text:p>83333</text:p>
          </table:table-cell>
          <table:table-cell table:style-name="ce11" table:formula="of:=FLOOR([.$B$51]*[.$B$52]*[.$B$53]/[.$A58]/([.G$15]/1000))" office:value-type="float" office:value="41666" calcext:value-type="float">
            <text:p>41666</text:p>
          </table:table-cell>
          <table:table-cell/>
          <table:table-cell table:style-name="ce19" table:formula="of:=[.$B$51]*[.$B$52]*[.$B$53]/[.$A58]" office:value-type="float" office:value="27648" calcext:value-type="float">
            <text:p>27648</text:p>
          </table:table-cell>
          <table:table-cell table:style-name="ce19" table:formula="of:=[.$I58]*[.B$31]" office:value-type="float" office:value="1069306.93069307" calcext:value-type="float">
            <text:p>1069307</text:p>
          </table:table-cell>
          <table:table-cell table:style-name="ce19" table:formula="of:=[.$I58]*[.C$31]" office:value-type="float" office:value="534653.465346535" calcext:value-type="float">
            <text:p>534653</text:p>
          </table:table-cell>
          <table:table-cell table:style-name="ce19" table:formula="of:=[.$I58]*[.D$31]" office:value-type="float" office:value="267326.732673267" calcext:value-type="float">
            <text:p>267327</text:p>
          </table:table-cell>
          <table:table-cell table:style-name="ce19" table:formula="of:=[.$I58]*[.E$31]" office:value-type="float" office:value="133663.366336634" calcext:value-type="float">
            <text:p>133663</text:p>
          </table:table-cell>
          <table:table-cell table:style-name="ce19" table:formula="of:=[.$I58]*[.F$31]" office:value-type="float" office:value="83333.3333333333" calcext:value-type="float">
            <text:p>83333</text:p>
          </table:table-cell>
          <table:table-cell table:style-name="ce19" table:formula="of:=[.$I58]*[.G$31]" office:value-type="float" office:value="41666.6666666667" calcext:value-type="float">
            <text:p>41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FLOOR([.$B$51]*[.$B$52]*[.$B$53]/[.$A59]/([.B$15]/1000))" office:value-type="float" office:value="534653" calcext:value-type="float">
            <text:p>534653</text:p>
          </table:table-cell>
          <table:table-cell table:style-name="ce11" table:formula="of:=FLOOR([.$B$51]*[.$B$52]*[.$B$53]/[.$A59]/([.C$15]/1000))" office:value-type="float" office:value="267326" calcext:value-type="float">
            <text:p>267326</text:p>
          </table:table-cell>
          <table:table-cell table:style-name="ce11" table:formula="of:=FLOOR([.$B$51]*[.$B$52]*[.$B$53]/[.$A59]/([.D$15]/1000))" office:value-type="float" office:value="133663" calcext:value-type="float">
            <text:p>133663</text:p>
          </table:table-cell>
          <table:table-cell table:style-name="ce11" table:formula="of:=FLOOR([.$B$51]*[.$B$52]*[.$B$53]/[.$A59]/([.E$15]/1000))" office:value-type="float" office:value="66831" calcext:value-type="float">
            <text:p>66831</text:p>
          </table:table-cell>
          <table:table-cell table:style-name="ce11" table:formula="of:=FLOOR([.$B$51]*[.$B$52]*[.$B$53]/[.$A59]/([.F$15]/1000))" office:value-type="float" office:value="41666" calcext:value-type="float">
            <text:p>41666</text:p>
          </table:table-cell>
          <table:table-cell table:style-name="ce11" table:formula="of:=FLOOR([.$B$51]*[.$B$52]*[.$B$53]/[.$A59]/([.G$15]/1000))" office:value-type="float" office:value="20833" calcext:value-type="float">
            <text:p>20833</text:p>
          </table:table-cell>
          <table:table-cell/>
          <table:table-cell table:style-name="ce19" table:formula="of:=[.$B$51]*[.$B$52]*[.$B$53]/[.$A59]" office:value-type="float" office:value="13824" calcext:value-type="float">
            <text:p>13824</text:p>
          </table:table-cell>
          <table:table-cell table:style-name="ce19" table:formula="of:=[.$I59]*[.B$31]" office:value-type="float" office:value="534653.465346535" calcext:value-type="float">
            <text:p>534653</text:p>
          </table:table-cell>
          <table:table-cell table:style-name="ce19" table:formula="of:=[.$I59]*[.C$31]" office:value-type="float" office:value="267326.732673267" calcext:value-type="float">
            <text:p>267327</text:p>
          </table:table-cell>
          <table:table-cell table:style-name="ce19" table:formula="of:=[.$I59]*[.D$31]" office:value-type="float" office:value="133663.366336634" calcext:value-type="float">
            <text:p>133663</text:p>
          </table:table-cell>
          <table:table-cell table:style-name="ce19" table:formula="of:=[.$I59]*[.E$31]" office:value-type="float" office:value="66831.6831683168" calcext:value-type="float">
            <text:p>66832</text:p>
          </table:table-cell>
          <table:table-cell table:style-name="ce19" table:formula="of:=[.$I59]*[.F$31]" office:value-type="float" office:value="41666.6666666667" calcext:value-type="float">
            <text:p>41667</text:p>
          </table:table-cell>
          <table:table-cell table:style-name="ce19" table:formula="of:=[.$I59]*[.G$31]" office:value-type="float" office:value="20833.3333333333" calcext:value-type="float">
            <text:p>20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FLOOR([.$B$51]*[.$B$52]*[.$B$53]/[.$A60]/([.B$15]/1000))" office:value-type="float" office:value="267326" calcext:value-type="float">
            <text:p>267326</text:p>
          </table:table-cell>
          <table:table-cell table:style-name="ce11" table:formula="of:=FLOOR([.$B$51]*[.$B$52]*[.$B$53]/[.$A60]/([.C$15]/1000))" office:value-type="float" office:value="133663" calcext:value-type="float">
            <text:p>133663</text:p>
          </table:table-cell>
          <table:table-cell table:style-name="ce11" table:formula="of:=FLOOR([.$B$51]*[.$B$52]*[.$B$53]/[.$A60]/([.D$15]/1000))" office:value-type="float" office:value="66831" calcext:value-type="float">
            <text:p>66831</text:p>
          </table:table-cell>
          <table:table-cell table:style-name="ce11" table:formula="of:=FLOOR([.$B$51]*[.$B$52]*[.$B$53]/[.$A60]/([.E$15]/1000))" office:value-type="float" office:value="33415" calcext:value-type="float">
            <text:p>33415</text:p>
          </table:table-cell>
          <table:table-cell table:style-name="ce11" table:formula="of:=FLOOR([.$B$51]*[.$B$52]*[.$B$53]/[.$A60]/([.F$15]/1000))" office:value-type="float" office:value="20833" calcext:value-type="float">
            <text:p>20833</text:p>
          </table:table-cell>
          <table:table-cell table:style-name="ce11" table:formula="of:=FLOOR([.$B$51]*[.$B$52]*[.$B$53]/[.$A60]/([.G$15]/1000))" office:value-type="float" office:value="10416" calcext:value-type="float">
            <text:p>10416</text:p>
          </table:table-cell>
          <table:table-cell/>
          <table:table-cell table:style-name="ce19" table:formula="of:=[.$B$51]*[.$B$52]*[.$B$53]/[.$A60]" office:value-type="float" office:value="6912" calcext:value-type="float">
            <text:p>6912</text:p>
          </table:table-cell>
          <table:table-cell table:style-name="ce19" table:formula="of:=[.$I60]*[.B$31]" office:value-type="float" office:value="267326.732673267" calcext:value-type="float">
            <text:p>267327</text:p>
          </table:table-cell>
          <table:table-cell table:style-name="ce19" table:formula="of:=[.$I60]*[.C$31]" office:value-type="float" office:value="133663.366336634" calcext:value-type="float">
            <text:p>133663</text:p>
          </table:table-cell>
          <table:table-cell table:style-name="ce19" table:formula="of:=[.$I60]*[.D$31]" office:value-type="float" office:value="66831.6831683168" calcext:value-type="float">
            <text:p>66832</text:p>
          </table:table-cell>
          <table:table-cell table:style-name="ce19" table:formula="of:=[.$I60]*[.E$31]" office:value-type="float" office:value="33415.8415841584" calcext:value-type="float">
            <text:p>33416</text:p>
          </table:table-cell>
          <table:table-cell table:style-name="ce19" table:formula="of:=[.$I60]*[.F$31]" office:value-type="float" office:value="20833.3333333333" calcext:value-type="float">
            <text:p>20833</text:p>
          </table:table-cell>
          <table:table-cell table:style-name="ce19" table:formula="of:=[.$I60]*[.G$31]" office:value-type="float" office:value="10416.6666666667" calcext:value-type="float">
            <text:p>104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FLOOR([.$B$51]*[.$B$52]*[.$B$53]/[.$A61]/([.B$15]/1000))" office:value-type="float" office:value="106930" calcext:value-type="float">
            <text:p>106930</text:p>
          </table:table-cell>
          <table:table-cell table:style-name="ce11" table:formula="of:=FLOOR([.$B$51]*[.$B$52]*[.$B$53]/[.$A61]/([.C$15]/1000))" office:value-type="float" office:value="53465" calcext:value-type="float">
            <text:p>53465</text:p>
          </table:table-cell>
          <table:table-cell table:style-name="ce11" table:formula="of:=FLOOR([.$B$51]*[.$B$52]*[.$B$53]/[.$A61]/([.D$15]/1000))" office:value-type="float" office:value="26732" calcext:value-type="float">
            <text:p>26732</text:p>
          </table:table-cell>
          <table:table-cell table:style-name="ce11" table:formula="of:=FLOOR([.$B$51]*[.$B$52]*[.$B$53]/[.$A61]/([.E$15]/1000))" office:value-type="float" office:value="13366" calcext:value-type="float">
            <text:p>13366</text:p>
          </table:table-cell>
          <table:table-cell table:style-name="ce11" table:formula="of:=FLOOR([.$B$51]*[.$B$52]*[.$B$53]/[.$A61]/([.F$15]/1000))" office:value-type="float" office:value="8333" calcext:value-type="float">
            <text:p>8333</text:p>
          </table:table-cell>
          <table:table-cell table:style-name="ce11" table:formula="of:=FLOOR([.$B$51]*[.$B$52]*[.$B$53]/[.$A61]/([.G$15]/1000))" office:value-type="float" office:value="4166" calcext:value-type="float">
            <text:p>4166</text:p>
          </table:table-cell>
          <table:table-cell/>
          <table:table-cell table:style-name="ce19" table:formula="of:=[.$B$51]*[.$B$52]*[.$B$53]/[.$A61]" office:value-type="float" office:value="2764.8" calcext:value-type="float">
            <text:p>2765</text:p>
          </table:table-cell>
          <table:table-cell table:style-name="ce19" table:formula="of:=[.$I61]*[.B$31]" office:value-type="float" office:value="106930.693069307" calcext:value-type="float">
            <text:p>106931</text:p>
          </table:table-cell>
          <table:table-cell table:style-name="ce19" table:formula="of:=[.$I61]*[.C$31]" office:value-type="float" office:value="53465.3465346535" calcext:value-type="float">
            <text:p>53465</text:p>
          </table:table-cell>
          <table:table-cell table:style-name="ce19" table:formula="of:=[.$I61]*[.D$31]" office:value-type="float" office:value="26732.6732673267" calcext:value-type="float">
            <text:p>26733</text:p>
          </table:table-cell>
          <table:table-cell table:style-name="ce19" table:formula="of:=[.$I61]*[.E$31]" office:value-type="float" office:value="13366.3366336634" calcext:value-type="float">
            <text:p>13366</text:p>
          </table:table-cell>
          <table:table-cell table:style-name="ce19" table:formula="of:=[.$I61]*[.F$31]" office:value-type="float" office:value="8333.33333333333" calcext:value-type="float">
            <text:p>8333</text:p>
          </table:table-cell>
          <table:table-cell table:style-name="ce19" table:formula="of:=[.$I61]*[.G$31]" office:value-type="float" office:value="4166.66666666667" calcext:value-type="float">
            <text:p>4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FLOOR([.$B$51]*[.$B$52]*[.$B$53]/[.$A62]/([.B$15]/1000))" office:value-type="float" office:value="53465" calcext:value-type="float">
            <text:p>53465</text:p>
          </table:table-cell>
          <table:table-cell table:style-name="ce11" table:formula="of:=FLOOR([.$B$51]*[.$B$52]*[.$B$53]/[.$A62]/([.C$15]/1000))" office:value-type="float" office:value="26732" calcext:value-type="float">
            <text:p>26732</text:p>
          </table:table-cell>
          <table:table-cell table:style-name="ce11" table:formula="of:=FLOOR([.$B$51]*[.$B$52]*[.$B$53]/[.$A62]/([.D$15]/1000))" office:value-type="float" office:value="13366" calcext:value-type="float">
            <text:p>13366</text:p>
          </table:table-cell>
          <table:table-cell table:style-name="ce11" table:formula="of:=FLOOR([.$B$51]*[.$B$52]*[.$B$53]/[.$A62]/([.E$15]/1000))" office:value-type="float" office:value="6683" calcext:value-type="float">
            <text:p>6683</text:p>
          </table:table-cell>
          <table:table-cell table:style-name="ce11" table:formula="of:=FLOOR([.$B$51]*[.$B$52]*[.$B$53]/[.$A62]/([.F$15]/1000))" office:value-type="float" office:value="4166" calcext:value-type="float">
            <text:p>4166</text:p>
          </table:table-cell>
          <table:table-cell table:style-name="ce11" table:formula="of:=FLOOR([.$B$51]*[.$B$52]*[.$B$53]/[.$A62]/([.G$15]/1000))" office:value-type="float" office:value="2083" calcext:value-type="float">
            <text:p>2083</text:p>
          </table:table-cell>
          <table:table-cell/>
          <table:table-cell table:style-name="ce19" table:formula="of:=[.$B$51]*[.$B$52]*[.$B$53]/[.$A62]" office:value-type="float" office:value="1382.4" calcext:value-type="float">
            <text:p>1382</text:p>
          </table:table-cell>
          <table:table-cell table:style-name="ce19" table:formula="of:=[.$I62]*[.B$31]" office:value-type="float" office:value="53465.3465346535" calcext:value-type="float">
            <text:p>53465</text:p>
          </table:table-cell>
          <table:table-cell table:style-name="ce19" table:formula="of:=[.$I62]*[.C$31]" office:value-type="float" office:value="26732.6732673267" calcext:value-type="float">
            <text:p>26733</text:p>
          </table:table-cell>
          <table:table-cell table:style-name="ce19" table:formula="of:=[.$I62]*[.D$31]" office:value-type="float" office:value="13366.3366336634" calcext:value-type="float">
            <text:p>13366</text:p>
          </table:table-cell>
          <table:table-cell table:style-name="ce19" table:formula="of:=[.$I62]*[.E$31]" office:value-type="float" office:value="6683.16831683168" calcext:value-type="float">
            <text:p>6683</text:p>
          </table:table-cell>
          <table:table-cell table:style-name="ce19" table:formula="of:=[.$I62]*[.F$31]" office:value-type="float" office:value="4166.66666666667" calcext:value-type="float">
            <text:p>4167</text:p>
          </table:table-cell>
          <table:table-cell table:style-name="ce19" table:formula="of:=[.$I62]*[.G$31]" office:value-type="float" office:value="2083.33333333333" calcext:value-type="float">
            <text:p>20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table:formula="of:=FLOOR([.$B$51]*[.$B$52]*[.$B$53]/[.$A63]/([.B$15]/1000))" office:value-type="float" office:value="26732" calcext:value-type="float">
            <text:p>26732</text:p>
          </table:table-cell>
          <table:table-cell table:style-name="ce11" table:formula="of:=FLOOR([.$B$51]*[.$B$52]*[.$B$53]/[.$A63]/([.C$15]/1000))" office:value-type="float" office:value="13366" calcext:value-type="float">
            <text:p>13366</text:p>
          </table:table-cell>
          <table:table-cell table:style-name="ce11" table:formula="of:=FLOOR([.$B$51]*[.$B$52]*[.$B$53]/[.$A63]/([.D$15]/1000))" office:value-type="float" office:value="6683" calcext:value-type="float">
            <text:p>6683</text:p>
          </table:table-cell>
          <table:table-cell table:style-name="ce11" table:formula="of:=FLOOR([.$B$51]*[.$B$52]*[.$B$53]/[.$A63]/([.E$15]/1000))" office:value-type="float" office:value="3341" calcext:value-type="float">
            <text:p>3341</text:p>
          </table:table-cell>
          <table:table-cell table:style-name="ce11" table:formula="of:=FLOOR([.$B$51]*[.$B$52]*[.$B$53]/[.$A63]/([.F$15]/1000))" office:value-type="float" office:value="2083" calcext:value-type="float">
            <text:p>2083</text:p>
          </table:table-cell>
          <table:table-cell table:style-name="ce11" table:formula="of:=FLOOR([.$B$51]*[.$B$52]*[.$B$53]/[.$A63]/([.G$15]/1000))" office:value-type="float" office:value="1041" calcext:value-type="float">
            <text:p>1041</text:p>
          </table:table-cell>
          <table:table-cell/>
          <table:table-cell table:style-name="ce19" table:formula="of:=[.$B$51]*[.$B$52]*[.$B$53]/[.$A63]" office:value-type="float" office:value="691.2" calcext:value-type="float">
            <text:p>691</text:p>
          </table:table-cell>
          <table:table-cell table:style-name="ce19" table:formula="of:=[.$I63]*[.B$31]" office:value-type="float" office:value="26732.6732673267" calcext:value-type="float">
            <text:p>26733</text:p>
          </table:table-cell>
          <table:table-cell table:style-name="ce19" table:formula="of:=[.$I63]*[.C$31]" office:value-type="float" office:value="13366.3366336634" calcext:value-type="float">
            <text:p>13366</text:p>
          </table:table-cell>
          <table:table-cell table:style-name="ce19" table:formula="of:=[.$I63]*[.D$31]" office:value-type="float" office:value="6683.16831683168" calcext:value-type="float">
            <text:p>6683</text:p>
          </table:table-cell>
          <table:table-cell table:style-name="ce19" table:formula="of:=[.$I63]*[.E$31]" office:value-type="float" office:value="3341.58415841584" calcext:value-type="float">
            <text:p>3342</text:p>
          </table:table-cell>
          <table:table-cell table:style-name="ce19" table:formula="of:=[.$I63]*[.F$31]" office:value-type="float" office:value="2083.33333333333" calcext:value-type="float">
            <text:p>2083</text:p>
          </table:table-cell>
          <table:table-cell table:style-name="ce19" table:formula="of:=[.$I63]*[.G$31]" office:value-type="float" office:value="1041.66666666667" calcext:value-type="float">
            <text:p>10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1" table:formula="of:=FLOOR([.$B$51]*[.$B$52]*[.$B$53]/[.$A64]/([.B$15]/1000))" office:value-type="float" office:value="10693" calcext:value-type="float">
            <text:p>10693</text:p>
          </table:table-cell>
          <table:table-cell table:style-name="ce11" table:formula="of:=FLOOR([.$B$51]*[.$B$52]*[.$B$53]/[.$A64]/([.C$15]/1000))" office:value-type="float" office:value="5346" calcext:value-type="float">
            <text:p>5346</text:p>
          </table:table-cell>
          <table:table-cell table:style-name="ce11" table:formula="of:=FLOOR([.$B$51]*[.$B$52]*[.$B$53]/[.$A64]/([.D$15]/1000))" office:value-type="float" office:value="2673" calcext:value-type="float">
            <text:p>2673</text:p>
          </table:table-cell>
          <table:table-cell table:style-name="ce11" table:formula="of:=FLOOR([.$B$51]*[.$B$52]*[.$B$53]/[.$A64]/([.E$15]/1000))" office:value-type="float" office:value="1336" calcext:value-type="float">
            <text:p>1336</text:p>
          </table:table-cell>
          <table:table-cell table:style-name="ce11" table:formula="of:=FLOOR([.$B$51]*[.$B$52]*[.$B$53]/[.$A64]/([.F$15]/1000))" office:value-type="float" office:value="833" calcext:value-type="float">
            <text:p>833</text:p>
          </table:table-cell>
          <table:table-cell table:style-name="ce11" table:formula="of:=FLOOR([.$B$51]*[.$B$52]*[.$B$53]/[.$A64]/([.G$15]/1000))" office:value-type="float" office:value="416" calcext:value-type="float">
            <text:p>416</text:p>
          </table:table-cell>
          <table:table-cell/>
          <table:table-cell table:style-name="ce19" table:formula="of:=[.$B$51]*[.$B$52]*[.$B$53]/[.$A64]" office:value-type="float" office:value="276.48" calcext:value-type="float">
            <text:p>276</text:p>
          </table:table-cell>
          <table:table-cell table:style-name="ce19" table:formula="of:=[.$I64]*[.B$31]" office:value-type="float" office:value="10693.0693069307" calcext:value-type="float">
            <text:p>10693</text:p>
          </table:table-cell>
          <table:table-cell table:style-name="ce19" table:formula="of:=[.$I64]*[.C$31]" office:value-type="float" office:value="5346.53465346535" calcext:value-type="float">
            <text:p>5347</text:p>
          </table:table-cell>
          <table:table-cell table:style-name="ce19" table:formula="of:=[.$I64]*[.D$31]" office:value-type="float" office:value="2673.26732673267" calcext:value-type="float">
            <text:p>2673</text:p>
          </table:table-cell>
          <table:table-cell table:style-name="ce19" table:formula="of:=[.$I64]*[.E$31]" office:value-type="float" office:value="1336.63366336634" calcext:value-type="float">
            <text:p>1337</text:p>
          </table:table-cell>
          <table:table-cell table:style-name="ce19" table:formula="of:=[.$I64]*[.F$31]" office:value-type="float" office:value="833.333333333333" calcext:value-type="float">
            <text:p>833</text:p>
          </table:table-cell>
          <table:table-cell table:style-name="ce19" table:formula="of:=[.$I64]*[.G$31]" office:value-type="float" office:value="416.666666666667" calcext:value-type="float">
            <text:p>4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1" table:formula="of:=FLOOR([.$B$51]*[.$B$52]*[.$B$53]/[.$A65]/([.B$15]/1000))" office:value-type="float" office:value="5346" calcext:value-type="float">
            <text:p>5346</text:p>
          </table:table-cell>
          <table:table-cell table:style-name="ce11" table:formula="of:=FLOOR([.$B$51]*[.$B$52]*[.$B$53]/[.$A65]/([.C$15]/1000))" office:value-type="float" office:value="2673" calcext:value-type="float">
            <text:p>2673</text:p>
          </table:table-cell>
          <table:table-cell table:style-name="ce11" table:formula="of:=FLOOR([.$B$51]*[.$B$52]*[.$B$53]/[.$A65]/([.D$15]/1000))" office:value-type="float" office:value="1336" calcext:value-type="float">
            <text:p>1336</text:p>
          </table:table-cell>
          <table:table-cell table:style-name="ce11" table:formula="of:=FLOOR([.$B$51]*[.$B$52]*[.$B$53]/[.$A65]/([.E$15]/1000))" office:value-type="float" office:value="668" calcext:value-type="float">
            <text:p>668</text:p>
          </table:table-cell>
          <table:table-cell table:style-name="ce11" table:formula="of:=FLOOR([.$B$51]*[.$B$52]*[.$B$53]/[.$A65]/([.F$15]/1000))" office:value-type="float" office:value="416" calcext:value-type="float">
            <text:p>416</text:p>
          </table:table-cell>
          <table:table-cell table:style-name="ce11" table:formula="of:=FLOOR([.$B$51]*[.$B$52]*[.$B$53]/[.$A65]/([.G$15]/1000))" office:value-type="float" office:value="208" calcext:value-type="float">
            <text:p>208</text:p>
          </table:table-cell>
          <table:table-cell/>
          <table:table-cell table:style-name="ce19" table:formula="of:=[.$B$51]*[.$B$52]*[.$B$53]/[.$A65]" office:value-type="float" office:value="138.24" calcext:value-type="float">
            <text:p>138</text:p>
          </table:table-cell>
          <table:table-cell table:style-name="ce19" table:formula="of:=[.$I65]*[.B$31]" office:value-type="float" office:value="5346.53465346535" calcext:value-type="float">
            <text:p>5347</text:p>
          </table:table-cell>
          <table:table-cell table:style-name="ce19" table:formula="of:=[.$I65]*[.C$31]" office:value-type="float" office:value="2673.26732673267" calcext:value-type="float">
            <text:p>2673</text:p>
          </table:table-cell>
          <table:table-cell table:style-name="ce19" table:formula="of:=[.$I65]*[.D$31]" office:value-type="float" office:value="1336.63366336634" calcext:value-type="float">
            <text:p>1337</text:p>
          </table:table-cell>
          <table:table-cell table:style-name="ce19" table:formula="of:=[.$I65]*[.E$31]" office:value-type="float" office:value="668.316831683168" calcext:value-type="float">
            <text:p>668</text:p>
          </table:table-cell>
          <table:table-cell table:style-name="ce19" table:formula="of:=[.$I65]*[.F$31]" office:value-type="float" office:value="416.666666666667" calcext:value-type="float">
            <text:p>417</text:p>
          </table:table-cell>
          <table:table-cell table:style-name="ce19" table:formula="of:=[.$I65]*[.G$31]" office:value-type="float" office:value="208.333333333333" calcext:value-type="float">
            <text:p>2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1" table:formula="of:=FLOOR([.$B$51]*[.$B$52]*[.$B$53]/[.$A66]/([.B$15]/1000))" office:value-type="float" office:value="2673" calcext:value-type="float">
            <text:p>2673</text:p>
          </table:table-cell>
          <table:table-cell table:style-name="ce11" table:formula="of:=FLOOR([.$B$51]*[.$B$52]*[.$B$53]/[.$A66]/([.C$15]/1000))" office:value-type="float" office:value="1336" calcext:value-type="float">
            <text:p>1336</text:p>
          </table:table-cell>
          <table:table-cell table:style-name="ce11" table:formula="of:=FLOOR([.$B$51]*[.$B$52]*[.$B$53]/[.$A66]/([.D$15]/1000))" office:value-type="float" office:value="668" calcext:value-type="float">
            <text:p>668</text:p>
          </table:table-cell>
          <table:table-cell table:style-name="ce11" table:formula="of:=FLOOR([.$B$51]*[.$B$52]*[.$B$53]/[.$A66]/([.E$15]/1000))" office:value-type="float" office:value="334" calcext:value-type="float">
            <text:p>334</text:p>
          </table:table-cell>
          <table:table-cell table:style-name="ce11" table:formula="of:=FLOOR([.$B$51]*[.$B$52]*[.$B$53]/[.$A66]/([.F$15]/1000))" office:value-type="float" office:value="208" calcext:value-type="float">
            <text:p>208</text:p>
          </table:table-cell>
          <table:table-cell table:style-name="ce11" table:formula="of:=FLOOR([.$B$51]*[.$B$52]*[.$B$53]/[.$A66]/([.G$15]/1000))" office:value-type="float" office:value="104" calcext:value-type="float">
            <text:p>104</text:p>
          </table:table-cell>
          <table:table-cell/>
          <table:table-cell table:style-name="ce19" table:formula="of:=[.$B$51]*[.$B$52]*[.$B$53]/[.$A66]" office:value-type="float" office:value="69.12" calcext:value-type="float">
            <text:p>69</text:p>
          </table:table-cell>
          <table:table-cell table:style-name="ce19" table:formula="of:=[.$I66]*[.B$31]" office:value-type="float" office:value="2673.26732673267" calcext:value-type="float">
            <text:p>2673</text:p>
          </table:table-cell>
          <table:table-cell table:style-name="ce19" table:formula="of:=[.$I66]*[.C$31]" office:value-type="float" office:value="1336.63366336634" calcext:value-type="float">
            <text:p>1337</text:p>
          </table:table-cell>
          <table:table-cell table:style-name="ce19" table:formula="of:=[.$I66]*[.D$31]" office:value-type="float" office:value="668.316831683168" calcext:value-type="float">
            <text:p>668</text:p>
          </table:table-cell>
          <table:table-cell table:style-name="ce19" table:formula="of:=[.$I66]*[.E$31]" office:value-type="float" office:value="334.158415841584" calcext:value-type="float">
            <text:p>334</text:p>
          </table:table-cell>
          <table:table-cell table:style-name="ce19" table:formula="of:=[.$I66]*[.F$31]" office:value-type="float" office:value="208.333333333333" calcext:value-type="float">
            <text:p>208</text:p>
          </table:table-cell>
          <table:table-cell table:style-name="ce19" table:formula="of:=[.$I66]*[.G$31]" office:value-type="float" office:value="104.166666666667" calcext:value-type="float">
            <text:p>1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1" table:formula="of:=FLOOR([.$B$51]*[.$B$52]*[.$B$53]/[.$A67]/([.B$15]/1000))" office:value-type="float" office:value="1069" calcext:value-type="float">
            <text:p>1069</text:p>
          </table:table-cell>
          <table:table-cell table:style-name="ce11" table:formula="of:=FLOOR([.$B$51]*[.$B$52]*[.$B$53]/[.$A67]/([.C$15]/1000))" office:value-type="float" office:value="534" calcext:value-type="float">
            <text:p>534</text:p>
          </table:table-cell>
          <table:table-cell table:style-name="ce11" table:formula="of:=FLOOR([.$B$51]*[.$B$52]*[.$B$53]/[.$A67]/([.D$15]/1000))" office:value-type="float" office:value="267" calcext:value-type="float">
            <text:p>267</text:p>
          </table:table-cell>
          <table:table-cell table:style-name="ce11" table:formula="of:=FLOOR([.$B$51]*[.$B$52]*[.$B$53]/[.$A67]/([.E$15]/1000))" office:value-type="float" office:value="133" calcext:value-type="float">
            <text:p>133</text:p>
          </table:table-cell>
          <table:table-cell table:style-name="ce11" table:formula="of:=FLOOR([.$B$51]*[.$B$52]*[.$B$53]/[.$A67]/([.F$15]/1000))" office:value-type="float" office:value="83" calcext:value-type="float">
            <text:p>83</text:p>
          </table:table-cell>
          <table:table-cell table:style-name="ce11" table:formula="of:=FLOOR([.$B$51]*[.$B$52]*[.$B$53]/[.$A67]/([.G$15]/1000))" office:value-type="float" office:value="41" calcext:value-type="float">
            <text:p>41</text:p>
          </table:table-cell>
          <table:table-cell/>
          <table:table-cell table:style-name="ce19" table:formula="of:=[.$B$51]*[.$B$52]*[.$B$53]/[.$A67]" office:value-type="float" office:value="27.648" calcext:value-type="float">
            <text:p>28</text:p>
          </table:table-cell>
          <table:table-cell table:style-name="ce19" table:formula="of:=[.$I67]*[.B$31]" office:value-type="float" office:value="1069.30693069307" calcext:value-type="float">
            <text:p>1069</text:p>
          </table:table-cell>
          <table:table-cell table:style-name="ce19" table:formula="of:=[.$I67]*[.C$31]" office:value-type="float" office:value="534.653465346535" calcext:value-type="float">
            <text:p>535</text:p>
          </table:table-cell>
          <table:table-cell table:style-name="ce19" table:formula="of:=[.$I67]*[.D$31]" office:value-type="float" office:value="267.326732673267" calcext:value-type="float">
            <text:p>267</text:p>
          </table:table-cell>
          <table:table-cell table:style-name="ce19" table:formula="of:=[.$I67]*[.E$31]" office:value-type="float" office:value="133.663366336634" calcext:value-type="float">
            <text:p>134</text:p>
          </table:table-cell>
          <table:table-cell table:style-name="ce19" table:formula="of:=[.$I67]*[.F$31]" office:value-type="float" office:value="83.3333333333333" calcext:value-type="float">
            <text:p>83</text:p>
          </table:table-cell>
          <table:table-cell table:style-name="ce19" table:formula="of:=[.$I67]*[.G$31]" office:value-type="float" office:value="41.6666666666667" calcext:value-type="float">
            <text:p>42</text:p>
          </table:table-cell>
        </table:table-row>
        <table:table-row table:style-name="ro1">
          <table:table-cell office:value-type="string" calcext:value-type="string">
            <text:p>⭡ users/gateway</text:p>
          </table:table-cell>
          <table:table-cell table:style-name="ce11" table:number-columns-repeated="6"/>
          <table:table-cell/>
          <table:table-cell office:value-type="string" calcext:value-type="string">
            <text:p>⭡ fair use time (sec)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gend:</text:p>
          </table:table-cell>
          <table:table-cell table:style-name="ce12" office:value-type="string" calcext:value-type="string">
            <text:p>more than 100% duty cyc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more than 10% duty cycle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more than 1% duty cycle</text:p>
          </table:table-cell>
          <table:table-cell table:number-columns-repeated="13"/>
        </table:table-row>
        <calcext:conditional-formats>
          <calcext:conditional-format calcext:target-range-address="Feuille1.B56:Feuille1.G68">
            <calcext:condition calcext:apply-style-name="Post 100%" calcext:value="&gt;[.B$31]*[.$B$53]" calcext:base-cell-address="Feuille1.B56"/>
            <calcext:condition calcext:apply-style-name="Post 10%" calcext:value="&gt;[.B$30]*[.$B$53]" calcext:base-cell-address="Feuille1.B56"/>
            <calcext:condition calcext:apply-style-name="Post 1%" calcext:value="&gt;[.B$29]*[.$B$53]" calcext:base-cell-address="Feuille1.B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0" loext:min-decimal-places="0" number:min-integer-digits="1"/>
      <number:text>%</number:text>
    </number:percentage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6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3" loext:forced-exponent-sign="true"/>
    </number:number-style>
    <number:number-style style:name="N128">
      <number:scientific-number number:decimal-places="5" loext:min-decimal-places="5" number:min-integer-digits="1" number:min-exponent-digits="2" loext:exponent-interval="3" loext:forced-exponent-sign="true"/>
    </number:number-style>
    <number:number-style style:name="N129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30">
      <number:scientific-number number:decimal-places="1" loext:min-decimal-places="1" number:min-integer-digits="1" number:min-exponent-digits="2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t_20_100_25_" style:display-name="Post 100%" style:family="table-cell" style:parent-style-name="Default">
      <style:table-cell-properties fo:background-color="#ff0000"/>
    </style:style>
    <style:style style:name="Post_20_10_25_" style:display-name="Post 10%" style:family="table-cell" style:parent-style-name="Default">
      <style:table-cell-properties fo:background-color="#ff9900"/>
    </style:style>
    <style:style style:name="Post_20_1_25_" style:display-name="Post 1%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2:14:12.995923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23.230996760</meta:creation-date>
    <dc:date>2017-05-23T12:18:03.232668089</dc:date>
    <meta:editing-duration>PT2H28M27S</meta:editing-duration>
    <meta:editing-cycles>27</meta:editing-cycles>
    <meta:generator>LibreOffice/5.2.6.2$Linux_X86_64 LibreOffice_project/20m0$Build-2</meta:generator>
    <meta:document-statistic meta:table-count="1" meta:cell-count="435" meta:object-count="0"/>
  </office:meta>
</office:document-meta>
</file>